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kt2" text:anchor-type="page" text:anchor-page-number="1" svg:x="1.8217in" svg:y="1.5193in" svg:width="0.3283in" svg:height="0.2091in" draw:z-index="4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2" draw:name="Objekt3" text:anchor-type="page" text:anchor-page-number="1" svg:x="6.3965in" svg:y="1.528in" svg:width="0.348in" svg:height="0.2098in" draw:z-index="5">
        <draw:object xlink:href="./Object 3" xlink:type="simple" xlink:show="embed" xlink:actuate="onLoad"/>
        <draw:image xlink:href="./ObjectReplacements/Object 3" xlink:type="simple" xlink:show="embed" xlink:actuate="onLoad"/>
        <svg:desc>Formel</svg:desc>
      </draw:frame>
      <text:p text:style-name="Standard"/>
      <text:p text:style-name="Standard"><draw:frame draw:style-name="fr1" draw:name="Objek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draw:line text:anchor-type="paragraph" draw:z-index="1" draw:style-name="gr1" draw:text-style-name="P1" svg:x1="1.1965in" svg:y1="3.2079in" svg:x2="1.1965in" svg:y2="0.7508in"><text:p/></draw:line><draw:line text:anchor-type="paragraph" draw:z-index="2" draw:style-name="gr1" draw:text-style-name="P1" svg:x1="5.7827in" svg:y1="3.2079in" svg:x2="5.7827in" svg:y2="0.7508in"><text:p/></draw:line><draw:line text:anchor-type="paragraph" draw:z-index="3" draw:style-name="gr1" draw:text-style-name="P1" svg:x1="3.4811in" svg:y1="3.2079in" svg:x2="3.4811in" svg:y2="0.7508in"><text:p/></draw:line><draw:line text:anchor-type="paragraph" draw:z-index="6" draw:style-name="gr1" draw:text-style-name="P1" svg:x1="4.6626in" svg:y1="3.2079in" svg:x2="4.6626in" svg:y2="0.7508in"><text:p/></draw:line><draw:frame text:anchor-type="paragraph" draw:z-index="7" draw:style-name="gr2" draw:text-style-name="P2" svg:width="0.9469in" svg:height="0.1913in" svg:x="2.9846in" svg:y="0.4382in"><draw:text-box><text:p><text:span text:style-name="T1">Toleranzfeldmitte</text:span></text:p></draw:text-box></draw:frame><draw:frame text:anchor-type="paragraph" draw:z-index="8" draw:style-name="gr2" draw:text-style-name="P2" svg:width="0.9469in" svg:height="0.1913in" svg:x="4.1736in" svg:y="0.5764in"><draw:text-box><text:p><text:span text:style-name="T1">Mittelwert</text:span></text:p></draw:text-box></draw:frame><draw:custom-shape text:anchor-type="paragraph" draw:z-index="9" draw:style-name="gr3" draw:text-style-name="P2" svg:width="1.1815in" svg:height="0.2689in" svg:x="3.4811in" svg:y="2.5134in"><text:p text:style-name="P3"><text:span text:style-name="T1">Abweichung</text:span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se Schuirmann</meta:initial-creator>
    <meta:creation-date>2014-12-14T21:13:04.798124479</meta:creation-date>
    <dc:date>2014-12-14T21:17:45.136135563</dc:date>
    <dc:creator>Lasse Schuirmann</dc:creator>
    <meta:editing-duration>PT2M22S</meta:editing-duration>
    <meta:editing-cycles>3</meta:editing-cycles>
    <meta:generator>LibreOffice/4.2.8.2$Linux_X86_64 LibreOffice_project/420m0$Build-2</meta:generator>
    <meta:document-statistic meta:table-count="0" meta:image-count="0" meta:object-count="3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svg:x="9.537cm" svg:y="0.573cm" style:legend-expansion="custom" chartooo:width="5.604cm" chartooo:height="0.597cm" style:legend-expansion-aspect-ratio="9.38693467336683" chart:style-name="ch2"/>
        <chart:plot-area chart:style-name="ch3" chart:data-source-has-labels="both" svg:x="0.319cm" svg:y="0.179cm" svg:width="15.361cm" svg:height="8.641cm">
          <chartooo:coordinate-region svg:x="0.755cm" svg:y="0.378cm" svg:width="14.593cm" svg:height="7.795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erteilung der Bauteillaeng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